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0a347" officeooo:paragraph-rsid="0000a347"/>
    </style:style>
    <style:style style:name="P2" style:family="paragraph" style:parent-style-name="Standard">
      <style:text-properties officeooo:paragraph-rsid="00015daa"/>
    </style:style>
    <style:style style:name="T1" style:family="text">
      <style:text-properties officeooo:rsid="0000a347"/>
    </style:style>
    <style:style style:name="T2" style:family="text">
      <style:text-properties officeooo:rsid="00015daa"/>
    </style:style>
    <style:style style:name="T3" style:family="text">
      <style:text-properties officeooo:rsid="00021c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H: </text:span>Te encanta jugar jueguitos, te la pasas probando juegos nuevos.</text:p>
      <text:p text:style-name="P1"><text:span text:style-name="T3">P: </text:span>Hoy es muy fácil construir <text:span text:style-name="T3">tus propios juegos que</text:span> te imaginás.</text:p>
      <text:p text:style-name="P1"><text:span text:style-name="T3">H: </text:span>En 5 minutos podés crear <text:span text:style-name="T3">un</text:span> pacman, con laberintos <text:span text:style-name="T3">y </text:span>pasadisos.</text:p>
      <text:p text:style-name="P1">¿No me crees?</text:p>
      <text:p text:style-name="P1"><text:span text:style-name="T3">P: </text:span>Tenés que usar Dialogo, totalmente gratis, te lo bajas en tu compu y <text:span text:style-name="T3">vuela tu creatividad.</text:span></text:p>
      <text:p text:style-name="P1">Querés darle un toque profesional, podés tunearlo con Inteligencia Artificial.</text:p>
      <text:p text:style-name="P1">Suscribite en la página y ganá 20 créditos para generar imágenes.</text:p>
      <text:p text:style-name="P2"><text:span text:style-name="T1">Podés darle tu estilo: </text:span>kawaii<text:span text:style-name="T1">, </text:span><text:span text:style-name="T2">pixelado, </text:span>trippy, <text:span text:style-name="T2">indie o lo que </text:span><text:span text:style-name="T3">vos definas</text:span></text:p>
      <text:p text:style-name="P1">P: ¿Otra vez jugando con la compu?</text:p>
      <text:p text:style-name="P1">H:Programando, creando video juegos y usando inteligencia artificial. Full creatividad y lo más importante, me divierto!!</text:p>
      <text:p text:style-name="P1">P: Banco. Si es tiempo de calidad, <text:span text:style-name="T2">seguí adelante</text:span>.</text:p>
      <text:p text:style-name="P1">H: Con Dialogo, es todo tan fácil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s" fo:country="A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gustin Martinez</meta:initial-creator>
    <meta:creation-date>2025-06-30T13:03:49.026059803</meta:creation-date>
    <dc:date>2025-06-30T15:22:36.944390621</dc:date>
    <dc:creator>Agustin Martinez</dc:creator>
    <meta:editing-duration>PT2H18M47S</meta:editing-duration>
    <meta:editing-cycles>3</meta:editing-cycles>
    <meta:generator>LibreOffice/7.5.5.2$MacOSX_AARCH64 LibreOffice_project/ca8fe7424262805f223b9a2334bc7181abbcbf5e</meta:generator>
    <meta:document-statistic meta:table-count="0" meta:image-count="0" meta:object-count="0" meta:page-count="1" meta:paragraph-count="12" meta:word-count="128" meta:character-count="760" meta:non-whitespace-character-count="644"/>
  </office:meta>
</office:document-meta>
</file>